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erializerTes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SerializerTest.test_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erializerTest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erializerTest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erializerTest.test_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erializerTest.test_9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.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.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erializerTest.toJS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SerializerTest.test_1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erializerTest.test_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erializerTest.test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erializerTest.test_3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SerializerTest.test_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erializerTest.test_0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erializerTest.test_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.B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erializerTest.test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erializerTest.test_5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erializerTest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erializerTest.test_2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Test.writeJSONString( Appendabl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Test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.A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Test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ONSerializ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erializerTest.test_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.setD( Dat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Test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erializer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